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91ef" officeooo:paragraph-rsid="001291ef"/>
    </style:style>
    <style:style style:name="P2" style:family="paragraph" style:parent-style-name="Standard" style:list-style-name="L2">
      <style:text-properties style:text-underline-style="solid" style:text-underline-width="auto" style:text-underline-color="font-color" officeooo:rsid="001291ef" officeooo:paragraph-rsid="001291ef"/>
    </style:style>
    <style:style style:name="P3" style:family="paragraph" style:parent-style-name="Standard" style:list-style-name="L2">
      <style:text-properties officeooo:paragraph-rsid="001291ef"/>
    </style:style>
    <style:style style:name="P4" style:family="paragraph" style:parent-style-name="Standard" style:list-style-name="L2">
      <style:text-properties style:text-underline-style="none" officeooo:paragraph-rsid="001291ef"/>
    </style:style>
    <style:style style:name="P5" style:family="paragraph" style:parent-style-name="Standard" style:list-style-name="L2">
      <style:text-properties style:text-underline-style="none" officeooo:rsid="001291ef" officeooo:paragraph-rsid="001291ef"/>
    </style:style>
    <style:style style:name="P6" style:family="paragraph" style:parent-style-name="Standard" style:list-style-name="L2">
      <style:text-properties style:text-underline-style="none" officeooo:rsid="00139736" officeooo:paragraph-rsid="00139736"/>
    </style:style>
    <style:style style:name="P7" style:family="paragraph" style:parent-style-name="Standard" style:list-style-name="L2">
      <style:text-properties fo:font-style="normal" style:text-underline-style="none" officeooo:rsid="001546ae" officeooo:paragraph-rsid="001546ae" style:font-style-asian="normal" style:font-style-complex="normal"/>
    </style:style>
    <style:style style:name="P8" style:family="paragraph" style:parent-style-name="Standard" style:list-style-name="L2">
      <style:text-properties fo:font-style="normal" style:text-underline-style="none" officeooo:rsid="00172118" officeooo:paragraph-rsid="00172118" style:font-style-asian="normal" style:font-style-complex="normal"/>
    </style:style>
    <style:style style:name="P9" style:family="paragraph" style:parent-style-name="Standard" style:list-style-name="L2">
      <style:text-properties fo:font-style="normal" style:text-underline-style="solid" style:text-underline-width="auto" style:text-underline-color="font-color" officeooo:rsid="001546ae" officeooo:paragraph-rsid="001546ae" style:font-style-asian="normal" style:font-style-complex="normal"/>
    </style:style>
    <style:style style:name="T1" style:family="text">
      <style:text-properties officeooo:rsid="001291ef"/>
    </style:style>
    <style:style style:name="T2" style:family="text">
      <style:text-properties fo:font-weight="bold" officeooo:rsid="001291e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91ef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1291ef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39736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12428398" text:style-name="L2">
        <text:list-item>
          <text:p text:style-name="P3"><text:span text:style-name="T5">Ch. 2</text:span></text:p>
          <text:list>
            <text:list-item>
              <text:p text:style-name="P4"><text:span text:style-name="T1">un-italicize wooden. It interrupts the syntax of the chapter with italicized comments being both thoughts </text:span><text:span text:style-name="T2">and</text:span><text:span text:style-name="T4"> stressed ideas.</text:span></text:p>
            </text:list-item>
            <text:list-item>
              <text:p text:style-name="P5"><text:span text:style-name="T3">Half-Life reference is cheesy (as for the line alone, oddly cheerful/sarcastic for bat during such events transpiring around her)</text:span></text:p>
            </text:list-item>
            <text:list-item>
              <text:p text:style-name="P5"><text:span text:style-name="T3">What </text:span><text:span text:style-name="T7">is</text:span><text:span text:style-name="T8"> Lucius? I’ve gotten cat, lion, liger, etc. (is he not confident with his identity? Does his own species require being hidden?</text:span></text:p>
            </text:list-item>
          </text:list>
        </text:list-item>
        <text:list-item>
          <text:p text:style-name="P2"><text:span text:style-name="T8">Ch. 3</text:span></text:p>
          <text:list>
            <text:list-item>
              <text:p text:style-name="P5"><text:span text:style-name="T8">“</text:span><text:span text:style-name="T9">As for living persons: it was a ghost town” probably doesn’t need a colon. It just seems weird in such a spot</text:span></text:p>
            </text:list-item>
            <text:list-item>
              <text:p text:style-name="P6"><text:span text:style-name="T8">Is there a clear display of the shift of POV in the book that didn’t translate? The sudden switch is a bit jarring</text:span></text:p>
            </text:list-item>
            <text:list-item>
              <text:p text:style-name="P6"><text:span text:style-name="T8">How does the black light lamp work without sight? Is Lux guiding </text:span><text:span text:style-name="T7">her? </text:span><text:span text:style-name="T8">In theory, whatever the light makes apparent should already be visible to her echolocation. Is she following the smell? In that case, the flashlight is unnecessary.</text:span></text:p>
            </text:list-item>
            <text:list-item>
              <text:p text:style-name="P6"><text:span text:style-name="T8">“Finally, she’d account</text:span><text:span text:style-name="T10">ed</text:span><text:span text:style-name="T8">”</text:span></text:p>
            </text:list-item>
            <text:list-item>
              <text:p text:style-name="P6"><text:span text:style-name="T8">Maybe italicize each idea? (a </text:span><text:span text:style-name="T7">number…</text:span><text:span text:style-name="T8">a </text:span><text:span text:style-name="T7">name</text:span><text:span text:style-name="T8">...and </text:span><text:span text:style-name="T7">the patient’s condition)</text:span></text:p>
            </text:list-item>
            <text:list-item>
              <text:p text:style-name="P7"><text:span text:style-name="T3">Crush</text:span><text:span text:style-name="T6">ed</text:span><text:span text:style-name="T3"> limbs?</text:span></text:p>
            </text:list-item>
            <text:list-item>
              <text:p text:style-name="P7"><text:span text:style-name="T3">Don’t forget to add in the sigil</text:span></text:p>
            </text:list-item>
            <text:list-item>
              <text:p text:style-name="P7"><text:span text:style-name="T3">“No, but your blood will be” is a bit...convoluted? Maybe something like “And yours will be, too” could sound a lot colder and revealing of her further actions.</text:span></text:p>
            </text:list-item>
          </text:list>
        </text:list-item>
        <text:list-item>
          <text:p text:style-name="P9"><text:span text:style-name="T3">Ch. 4</text:span></text:p>
          <text:list>
            <text:list-item>
              <text:p text:style-name="P8"><text:span text:style-name="T3">I don’t know if going TOO far into detail on bat torture and bat rape is a good direction for the story. Keep it brief: you’re trying to build the story, not sicken the audience</text:span></text:p>
            </text:list-item>
            <text:list-item>
              <text:p text:style-name="P8"><text:span text:style-name="T3">Isn’t Carnegie described as a hedgehog earlier, and not a goat?</text:span></text:p>
            </text:list-item>
            <text:list-item>
              <text:p text:style-name="P8"><text:span text:style-name="T3"/></text:p>
            </text:list-item>
          </text:list>
        </text:list-item>
      </text:list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22:21:24.342000000</meta:creation-date>
    <dc:date>2020-04-23T23:09:12.776000000</dc:date>
    <meta:editing-duration>PT5M7S</meta:editing-duration>
    <meta:editing-cycles>1</meta:editing-cycles>
    <meta:document-statistic meta:table-count="0" meta:image-count="0" meta:object-count="0" meta:page-count="1" meta:paragraph-count="17" meta:word-count="263" meta:character-count="1423" meta:non-whitespace-character-count="1193"/>
    <meta:generator>LibreOffice/6.4.2.2$Windows_X86_64 LibreOffice_project/4e471d8c02c9c90f512f7f9ead8875b57fcb1ec3</meta:generator>
  </office:meta>
</office:document-meta>
</file>